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B0000009C3AB41139.png" manifest:media-type="image/png"/>
  <manifest:file-entry manifest:full-path="Pictures/10000000000001C20000012CF3A49AD0.jpg" manifest:media-type="image/jpeg"/>
  <manifest:file-entry manifest:full-path="Pictures/100000000000010B0000009C81F3570A.jpg" manifest:media-type="image/jpeg"/>
  <manifest:file-entry manifest:full-path="Pictures/10000201000003AF00000212635240AA.png" manifest:media-type="image/png"/>
  <manifest:file-entry manifest:full-path="Pictures/2000000100008D2E00004F60996DED4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padding-top="0.204cm" fo:padding-bottom="0.204cm" fo:padding-left="0.329cm" fo:padding-right="0.32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opacity="0%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intage-title">
      <style:graphic-properties draw:auto-grow-height="true" fo:min-height="2.629cm"/>
    </style:style>
    <style:style style:name="pr2" style:family="presentation" style:parent-style-name="Vintage-subtitle">
      <style:graphic-properties draw:fill-color="#ffffff" draw:auto-grow-height="true" fo:min-height="10.43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2.629cm"/>
    </style:style>
    <style:style style:name="pr5" style:family="presentation" style:parent-style-name="Vintage-outline1">
      <style:graphic-properties fo:min-height="10.18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text-properties fo:font-size="36.5999984741211pt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fo:color="#009900" fo:font-weight="bold" style:font-weight-asian="bold" style:font-weight-complex="bold"/>
    </style:style>
    <style:style style:name="T1" style:family="text">
      <style:text-properties fo:font-size="60pt" fo:text-shadow="none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2" style:family="text">
      <style:text-properties fo:font-size="36.5999984741211pt"/>
    </style:style>
    <style:style style:name="T3" style:family="text">
      <style:text-properties fo:color="#ff3333"/>
    </style:style>
    <style:style style:name="T4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000000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fo:color="#ff3333" fo:font-weight="normal" style:font-weight-asian="normal" style:font-weight-complex="normal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ffffff" fo:font-weight="normal" style:font-weight-asian="normal" style:font-weight-complex="normal"/>
    </style:style>
    <style:style style:name="T10" style:family="text">
      <style:text-properties fo:color="#009900" fo:font-weight="bold" style:font-weight-asian="bold" style:font-weight-complex="bold"/>
    </style:style>
    <style:style style:name="T11" style:family="text">
      <style:text-properties fo:color="#66cc00"/>
    </style:style>
    <style:style style:name="T12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layer="layout" svg:width="21.696cm" svg:height="2.629cm" svg:x="1.35cm" svg:y="0.685cm" presentation:class="title" presentation:placeholder="true" presentation:user-transformed="true">
          <draw:text-box/>
        </draw:frame>
        <draw:frame presentation:style-name="pr2" draw:text-style-name="P1" draw:layer="layout" svg:width="24.3cm" svg:height="10.439cm" svg:x="1.35cm" svg:y="4.342cm" presentation:class="subtitle" presentation:user-transformed="true">
          <draw:text-box>
            <text:p><text:span text:style-name="T1">宅ボール</text:span></text:p>
            <text:p><text:span text:style-name="T2"/></text:p>
            <text:p><text:span text:style-name="T2">電子情報工学科</text:span><text:span text:style-name="T2">3</text:span><text:span text:style-name="T2">年</text:span></text:p>
            <text:p><text:span text:style-name="T2">松下　日昇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 xml:id="id2" draw:id="id2">
        <office:forms form:automatic-focus="false" form:apply-design-mode="false"/>
        <draw:frame presentation:style-name="pr4" draw:layer="layout" svg:width="21.696cm" svg:height="2.629cm" svg:x="1.35cm" svg:y="0.685cm" presentation:class="title" presentation:user-transformed="true">
          <draw:text-box>
            <text:p>発表の流れ</text:p>
          </draw:text-box>
        </draw:frame>
        <draw:frame presentation:style-name="pr5" draw:layer="layout" svg:width="24.3cm" svg:height="10.439cm" svg:x="1.35cm" svg:y="4.342cm" presentation:class="outline" presentation:user-transformed="true">
          <draw:text-box>
            <text:list text:style-name="L2">
              <text:list-item>
                <text:p>動機</text:p>
              </text:list-item>
              <text:list-item>
                <text:p>試行錯誤</text:p>
              </text:list-item>
              <text:list-item>
                <text:p>デモンストレーション</text:p>
              </text:list-item>
              <text:list-item>
                <text:p>今後の課題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 xml:id="id3" draw:id="id3">
        <office:forms form:automatic-focus="false" form:apply-design-mode="false"/>
        <draw:frame presentation:style-name="pr4" draw:layer="layout" svg:width="21.696cm" svg:height="2.629cm" svg:x="1.35cm" svg:y="0.685cm" presentation:class="title">
          <draw:text-box>
            <text:p>発表の流れ</text:p>
          </draw:text-box>
        </draw:frame>
        <draw:frame presentation:style-name="pr5" draw:layer="layout" svg:width="24.3cm" svg:height="10.439cm" svg:x="1.35cm" svg:y="4.342cm" presentation:class="outline" presentation:user-transformed="true">
          <draw:text-box>
            <text:list text:style-name="L2">
              <text:list-item>
                <text:p><text:span text:style-name="T3">動機</text:span></text:p>
              </text:list-item>
              <text:list-item>
                <text:p>試行錯誤</text:p>
              </text:list-item>
              <text:list-item>
                <text:p>デモンストレーション</text:p>
              </text:list-item>
              <text:list-item>
                <text:p>今後の課題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 xml:id="id4" draw:id="id4">
        <office:forms form:automatic-focus="false" form:apply-design-mode="false"/>
        <draw:frame presentation:style-name="pr4" draw:layer="layout" svg:width="21.696cm" svg:height="2.629cm" svg:x="1.35cm" svg:y="0.685cm" presentation:class="title">
          <draw:text-box>
            <text:p>動機</text:p>
          </draw:text-box>
        </draw:frame>
        <draw:frame presentation:style-name="pr5" draw:layer="layout" svg:width="24.3cm" svg:height="10.439cm" svg:x="1.35cm" svg:y="4.342cm" presentation:class="outline">
          <draw:text-box>
            <text:list text:style-name="L2">
              <text:list-item>
                <text:p>ゲームを作りたい</text:p>
              </text:list-item>
              <text:list-item>
                <text:p xml:id="id5" text:id="id5">せっかくCVが使えるんだから、キーボードだけじゃなくてカメラから取得した映像で操作したい</text:p>
              </text:list-item>
              <text:list-item>
                <text:p xml:id="id6" text:id="id6">体を動かしたい（痩せたい）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 xml:id="id7" draw:id="id7">
        <office:forms form:automatic-focus="false" form:apply-design-mode="false"/>
        <draw:frame presentation:style-name="pr4" draw:layer="layout" svg:width="21.696cm" svg:height="2.629cm" svg:x="1.35cm" svg:y="0.685cm" presentation:class="title">
          <draw:text-box>
            <text:p>動機</text:p>
          </draw:text-box>
        </draw:frame>
        <draw:frame presentation:style-name="pr5" draw:layer="layout" svg:width="24.3cm" svg:height="10.439cm" svg:x="1.35cm" svg:y="4.342cm" presentation:class="outline" presentation:user-transformed="true">
          <draw:text-box>
            <text:list text:style-name="L2">
              <text:list-item>
                <text:p>以上の理由から選ばれたのは</text:p>
                <text:p/>
                <text:p xml:id="id8" text:id="id8"><text:span text:style-name="T4">ボーリング</text:span></text:p>
                <text:p/>
                <text:p>でした。</text:p>
              </text:list-item>
            </text:list>
          </draw:text-box>
        </draw:frame>
        <draw:frame draw:style-name="gr2" draw:text-style-name="P2" xml:id="id9" draw:id="id9" draw:layer="layout" svg:width="8.537cm" svg:height="5.059cm" svg:x="13.4cm" svg:y="7cm">
          <draw:image xlink:href="Pictures/10000000000001C20000012CF3A49AD0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 xml:id="id10" draw:id="id10">
        <office:forms form:automatic-focus="false" form:apply-design-mode="false"/>
        <draw:frame presentation:style-name="pr4" draw:layer="layout" svg:width="21.696cm" svg:height="2.629cm" svg:x="1.35cm" svg:y="0.685cm" presentation:class="title">
          <draw:text-box>
            <text:p>発表の流れ</text:p>
          </draw:text-box>
        </draw:frame>
        <draw:frame presentation:style-name="pr5" draw:layer="layout" svg:width="24.3cm" svg:height="10.439cm" svg:x="1.35cm" svg:y="4.342cm" presentation:class="outline">
          <draw:text-box>
            <text:list text:style-name="L2">
              <text:list-item>
                <text:p>動機</text:p>
              </text:list-item>
              <text:list-item>
                <text:p><text:span text:style-name="T3">試行錯誤</text:span></text:p>
              </text:list-item>
              <text:list-item>
                <text:p>デモンストレーション</text:p>
              </text:list-item>
              <text:list-item>
                <text:p>今後の課題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 xml:id="id11" draw:id="id11">
        <office:forms form:automatic-focus="false" form:apply-design-mode="false"/>
        <draw:frame presentation:style-name="pr4" draw:layer="layout" svg:width="21.696cm" svg:height="2.629cm" svg:x="1.35cm" svg:y="0.685cm" presentation:class="title">
          <draw:text-box>
            <text:p>試行錯誤(GL側)</text:p>
          </draw:text-box>
        </draw:frame>
        <draw:frame presentation:style-name="pr5" draw:layer="layout" svg:width="24.3cm" svg:height="10.439cm" svg:x="1.35cm" svg:y="4.342cm" presentation:class="outline">
          <draw:text-box>
            <text:list text:style-name="L2">
              <text:list-item>
                <text:p>ボーリングに必要な物体は、</text:p>
                <text:list>
                  <text:list-item>
                    <text:p>ボール</text:p>
                    <text:list>
                      <text:list-item>
                        <text:p>回転を考慮した移動</text:p>
                      </text:list-item>
                    </text:list>
                  </text:list-item>
                  <text:list-item>
                    <text:p>ピン</text:p>
                    <text:list>
                      <text:list-item>
                        <text:p>ピンやボールとの接触による転倒</text:p>
                      </text:list-item>
                    </text:list>
                  </text:list-item>
                  <text:list-item>
                    <text:p>床（ガーターも含む）</text:p>
                    <text:list>
                      <text:list-item>
                        <text:p>ボールやピンとの接触判定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 xml:id="id12" draw:id="id12">
        <office:forms form:automatic-focus="false" form:apply-design-mode="false"/>
        <draw:frame presentation:style-name="pr4" draw:layer="layout" svg:width="21.696cm" svg:height="2.629cm" svg:x="1.35cm" svg:y="0.685cm" presentation:class="title">
          <draw:text-box>
            <text:p>試行錯誤(CV側)</text:p>
          </draw:text-box>
        </draw:frame>
        <draw:frame presentation:style-name="pr5" draw:layer="layout" svg:width="24.3cm" svg:height="10.439cm" svg:x="1.35cm" svg:y="4.342cm" presentation:class="outline">
          <draw:text-box>
            <text:list text:style-name="L2">
              <text:list-item>
                <text:p>ボーリングに必要な動作は、</text:p>
                <text:list>
                  <text:list-item>
                    <text:p>腕の振り</text:p>
                  </text:list-item>
                  <text:list-item>
                    <text:p>手の回転</text:p>
                    <text:list>
                      <text:list-item>
                        <text:p>これはさすがに厳しそう</text:p>
                        <text:p>→その他に体の回転を表現できそうなものは...</text:p>
                      </text:list-item>
                    </text:list>
                  </text:list-item>
                  <text:list-item>
                    <text:p xml:id="id13" text:id="id13"><text:span text:style-name="T3">顔の傾き</text:span></text:p>
                  </text:list-item>
                </text:list>
              </text:list-item>
              <text:list-item>
                <text:p xml:id="id14" text:id="id14"><text:span text:style-name="T5">全部同時は厳しいから段階に分けて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13" anim:sub-item="text" smil:attributeName="visibility" smil:to="visible"/>
                  <anim:animate smil:dur="1s" smil:fill="hold" smil:targetElement="id13" anim:sub-item="text" smil:attributeName="rotate" smil:values="90;90;90;0" smil:keyTimes="0;0.8;0.8;1"/>
                  <anim:animate smil:dur="1s" smil:fill="hold" smil:targetElement="id13" anim:sub-item="text" smil:attributeName="x" smil:values="-1;0.949999988079071;x" smil:keyTimes="0;0.5;1"/>
                  <anim:animate smil:dur="1s" smil:fill="hold" smil:targetElement="id13" anim:sub-item="text" smil:attributeName="y" smil:values="y;y" smil:keyTimes="0;1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 xml:id="id15" draw:id="id15">
        <office:forms form:automatic-focus="false" form:apply-design-mode="false"/>
        <draw:frame presentation:style-name="pr4" draw:layer="layout" svg:width="21.696cm" svg:height="2.629cm" svg:x="1.35cm" svg:y="0.685cm" presentation:class="title">
          <draw:text-box>
            <text:p>物理演算</text:p>
          </draw:text-box>
        </draw:frame>
        <draw:frame presentation:style-name="pr5" draw:layer="layout" svg:width="24.3cm" svg:height="10.439cm" svg:x="1.35cm" svg:y="4.342cm" presentation:class="outline" presentation:user-transformed="true">
          <draw:text-box>
            <text:list text:style-name="L2">
              <text:list-item>
                <text:p>物体間の衝突のために物理演算が必要</text:p>
                <text:list>
                  <text:list-item>
                    <text:p>しかし力学の成績は</text:p>
                    <text:list>
                      <text:list-item>
                        <text:p xml:id="id16" text:id="id16"><text:span text:style-name="T6">可</text:span></text:p>
                      </text:list-item>
                    </text:list>
                  </text:list-item>
                  <text:list-item>
                    <text:p xml:id="id17" text:id="id17">擬似物理演算をしよう！</text:p>
                    <text:list>
                      <text:list-item>
                        <text:p xml:id="id18" text:id="id18">回転はボールのz座標に従って強める</text:p>
                      </text:list-item>
                      <text:list-item>
                        <text:p xml:id="id19" text:id="id19">衝突の高さは考えない</text:p>
                      </text:list-item>
                      <text:list-item>
                        <text:p xml:id="id20" text:id="id20">ピンの転倒は一定以上の力が働いた時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  <anim:animate smil:dur="1s" smil:fill="hold" smil:targetElement="id16" anim:sub-item="text" smil:attributeName="x" smil:values="x;x" smil:keyTimes="0;1"/>
                  <anim:animate smil:dur="1s" smil:fill="hold" smil:targetElement="id1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 xml:id="id21" draw:id="id21">
        <office:forms form:automatic-focus="false" form:apply-design-mode="false"/>
        <draw:frame presentation:style-name="pr4" draw:layer="layout" svg:width="21.696cm" svg:height="2.629cm" svg:x="1.35cm" svg:y="0.685cm" presentation:class="title" presentation:user-transformed="true">
          <draw:text-box>
            <text:p>動作の識別（<text:span text:style-name="T3">腕の振り</text:span>）</text:p>
          </draw:text-box>
        </draw:frame>
        <draw:frame presentation:style-name="pr5" draw:layer="layout" svg:width="24.3cm" svg:height="10.439cm" svg:x="1.35cm" svg:y="4.342cm" presentation:class="outline">
          <draw:text-box>
            <text:list text:style-name="L2">
              <text:list-item>
                <text:p>手や腕を認識する検出器はない</text:p>
              </text:list-item>
              <text:list-item>
                <text:p>ある領域を何かが通ったということが大事</text:p>
                <text:list>
                  <text:list-item>
                    <text:p xml:id="id22" text:id="id22"><text:span text:style-name="T7">動体検出！！</text:span></text:p>
                  </text:list-item>
                  <text:list-item>
                    <text:p xml:id="id23" text:id="id23"><text:span text:style-name="T8">マスクに対して、注目している部分の</text:span><text:span text:style-name="T9">白領域</text:span><text:span text:style-name="T8">が一定以上であれば、通過と判断</text:span></text:p>
                  </text:list-item>
                  <text:list-item>
                    <text:p xml:id="id24" text:id="id24"><text:span text:style-name="T8">ある長方形の下辺と上辺を通ったときの</text:span></text:p>
                    <text:list>
                      <text:list-item>
                        <text:p xml:id="id25" text:id="id25"><text:span text:style-name="T8">x</text:span><text:span text:style-name="T8">変位をボールが投げ出される方向</text:span></text:p>
                      </text:list-item>
                      <text:list-item>
                        <text:p xml:id="id26" text:id="id26"><text:span text:style-name="T8">時間差をボールを投げる強さ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2" draw:layer="layout" svg:width="4.6cm" svg:height="5cm" svg:x="19.6cm" svg:y="1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9" draw:id="id29" draw:layer="layout" svg:width="0.8cm" svg:height="4.4cm" svg:x="21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xml:id="id27" draw:id="id27" draw:layer="layout" svg:width="0.8cm" svg:height="0.4cm" svg:x="21cm" svg:y="15.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8" draw:id="id28" draw:layer="layout" svg:width="0.8cm" svg:height="0.4cm" svg:x="21cm" svg:y="1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1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1s" smil:fill="hold" smil:targetElement="id29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 xml:id="id30" draw:id="id30">
        <office:forms form:automatic-focus="false" form:apply-design-mode="false"/>
        <draw:frame presentation:style-name="pr4" draw:layer="layout" svg:width="21.696cm" svg:height="2.629cm" svg:x="1.35cm" svg:y="0.685cm" presentation:class="title">
          <draw:text-box>
            <text:p>動作の識別（<text:span text:style-name="T3">顔の傾き</text:span>）</text:p>
          </draw:text-box>
        </draw:frame>
        <draw:frame presentation:style-name="pr5" draw:layer="layout" svg:width="24.3cm" svg:height="10.439cm" svg:x="1.35cm" svg:y="4.342cm" presentation:class="outline" presentation:user-transformed="true">
          <draw:text-box>
            <text:list text:style-name="L2">
              <text:list-item>
                <text:p>真っ直ぐな状態でしか検出してくれない</text:p>
                <text:list>
                  <text:list-item>
                    <text:p xml:id="id31" text:id="id31">じゃあ真っ直ぐにしちゃえばいいじゃない！</text:p>
                  </text:list-item>
                </text:list>
              </text:list-item>
              <text:list-item>
                <text:p xml:id="id32" text:id="id32">検出したい画像を回転させ、回転角を得る</text:p>
                <text:list>
                  <text:list-item>
                    <text:p xml:id="id33" text:id="id33">動画で検出だとかなり重い</text:p>
                  </text:list-item>
                  <text:list-item>
                    <text:p xml:id="id34" text:id="id34">傾いた時の画像のみを回す</text:p>
                  </text:list-item>
                  <text:list-item>
                    <text:p xml:id="id35" text:id="id35">回転中心は傾ける前の顔の中心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  <anim:animate smil:dur="2s" smil:fill="hold" smil:targetElement="id31" anim:sub-item="text" smil:attributeName="rotate" smil:values="720;0" smil:keyTimes="0;1"/>
                  <anim:animate smil:dur="2s" smil:fill="hold" smil:targetElement="id31" anim:sub-item="text" smil:attributeName="height" smil:values="0;height" smil:keyTimes="0;1"/>
                  <anim:animate smil:dur="2s" smil:fill="hold" smil:targetElement="id31" anim:sub-item="text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 xml:id="id36" draw:id="id36">
        <office:forms form:automatic-focus="false" form:apply-design-mode="false"/>
        <draw:frame presentation:style-name="pr4" draw:layer="layout" svg:width="21.696cm" svg:height="2.629cm" svg:x="1.35cm" svg:y="0.685cm" presentation:class="title">
          <draw:text-box>
            <text:p>動作の識別（<text:span text:style-name="T3">顔の傾き</text:span>）</text:p>
          </draw:text-box>
        </draw:frame>
        <draw:frame presentation:style-name="pr5" draw:layer="layout" svg:width="24.3cm" svg:height="10.439cm" svg:x="1.35cm" svg:y="4.342cm" presentation:class="outline" presentation:user-transformed="true">
          <draw:text-box>
            <text:list text:style-name="L2">
              <text:list-item>
                <text:p>わかりやすい図解</text:p>
              </text:list-item>
            </text:list>
          </draw:text-box>
        </draw:frame>
        <draw:frame draw:style-name="gr2" draw:text-style-name="P2" draw:layer="layout" svg:width="9.6cm" svg:height="5.609cm" svg:x="1.2cm" svg:y="8.191cm">
          <draw:image xlink:href="Pictures/100000000000010B0000009C81F3570A.jpg" xlink:type="simple" xlink:show="embed" xlink:actuate="onLoad">
            <text:p/>
          </draw:image>
        </draw:frame>
        <draw:frame draw:style-name="gr2" draw:text-style-name="P2" xml:id="id37" draw:id="id37" draw:layer="layout" svg:width="9.416cm" svg:height="5.501cm" svg:x="15.984cm" svg:y="8.2cm">
          <draw:image xlink:href="Pictures/100002010000010B0000009C3AB41139.png" xlink:type="simple" xlink:show="embed" xlink:actuate="onLoad">
            <text:p/>
          </draw:image>
        </draw:frame>
        <draw:custom-shape draw:style-name="gr5" draw:text-style-name="P2" draw:layer="layout" svg:width="1.4cm" svg:height="1.8cm" svg:x="4.6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38" draw:id="id38" draw:layer="layout" svg:width="1.4cm" svg:height="1.8cm" svg:x="20.2cm" svg:y="1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8cm" svg:x="11.8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4.2cm" svg:height="2cm" svg:x="5.8cm" svg:y="6cm">
          <text:p text:style-name="P2">？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6cm" svg:height="0.6cm" svg:x="5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4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3cm" svg:height="1.6cm" svg:x="11.8cm" svg:y="8.4cm">
          <text:p text:style-name="P2"><text:span text:style-name="T10">回転！！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9" draw:id="id39" draw:layer="layout" svg:width="0.4cm" svg:height="0.2cm" svg:x="20.8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0" draw:id="id40" draw:layer="layout" svg:width="0.4cm" svg:height="0.6cm" svg:x="2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1" draw:id="id41" draw:layer="layout" svg:width="5.4cm" svg:height="3.2cm" svg:x="20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3.94cm" svg:height="1.919cm" svg:x="21.6cm" svg:y="6.881cm">
          <draw:text-box>
            <text:p xml:id="id42" text:id="id42"><text:span text:style-name="T11">緑</text:span>(ももか)</text:p>
            <text:p xml:id="id43" text:id="id43">やんけ！！</text:p>
          </draw:text-box>
        </draw:frame>
        <anim:par presentation:node-type="timing-root">
          <anim:par smil:begin="id36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  <anim:animate smil:dur="2s" smil:fill="hold" smil:targetElement="id37" smil:attributeName="rotate" smil:values="720;0" smil:keyTimes="0;1"/>
                  <anim:animate smil:dur="2s" smil:fill="hold" smil:targetElement="id37" smil:attributeName="height" smil:values="0;height" smil:keyTimes="0;1"/>
                  <anim:animate smil:dur="2s" smil:fill="hold" smil:targetElement="id37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 xml:id="id44" draw:id="id44">
        <office:forms form:automatic-focus="false" form:apply-design-mode="false"/>
        <draw:frame presentation:style-name="pr4" draw:layer="layout" svg:width="21.696cm" svg:height="2.629cm" svg:x="1.35cm" svg:y="0.685cm" presentation:class="title">
          <draw:text-box>
            <text:p>その他の工夫</text:p>
          </draw:text-box>
        </draw:frame>
        <draw:frame presentation:style-name="pr5" draw:layer="layout" svg:width="24.3cm" svg:height="10.439cm" svg:x="1.35cm" svg:y="4.342cm" presentation:class="outline">
          <draw:text-box>
            <text:list text:style-name="L2">
              <text:list-item>
                <text:p><text:span text:style-name="T3">マルチスレッド</text:span>によるCVとGLの両立</text:p>
              </text:list-item>
              <text:list-item>
                <text:p>キーボード操作の同時押し</text:p>
              </text:list-item>
            </text:list>
          </draw:text-box>
        </draw:frame>
        <anim:par presentation:node-type="timing-root">
          <anim:par smil:begin="id4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 xml:id="id45" draw:id="id45">
        <office:forms form:automatic-focus="false" form:apply-design-mode="false"/>
        <draw:frame presentation:style-name="pr4" draw:layer="layout" svg:width="21.696cm" svg:height="2.629cm" svg:x="1.35cm" svg:y="0.685cm" presentation:class="title" presentation:user-transformed="true">
          <draw:text-box>
            <text:p>発表の流れ</text:p>
          </draw:text-box>
        </draw:frame>
        <draw:frame presentation:style-name="pr5" draw:layer="layout" svg:width="24.3cm" svg:height="10.439cm" svg:x="1.35cm" svg:y="4.342cm" presentation:class="outline" presentation:user-transformed="true">
          <draw:text-box>
            <text:list text:style-name="L2">
              <text:list-item>
                <text:p>動機</text:p>
              </text:list-item>
              <text:list-item>
                <text:p>試行錯誤</text:p>
              </text:list-item>
              <text:list-item>
                <text:p><text:span text:style-name="T3">デモンストレーション</text:span></text:p>
              </text:list-item>
              <text:list-item>
                <text:p>今後の課題</text:p>
              </text:list-item>
            </text:list>
          </draw:text-box>
        </draw:frame>
        <anim:par presentation:node-type="timing-root">
          <anim:par smil:begin="id4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 xml:id="id46" draw:id="id46">
        <office:forms form:automatic-focus="false" form:apply-design-mode="false"/>
        <draw:frame presentation:style-name="pr4" draw:layer="layout" svg:width="21.696cm" svg:height="2.629cm" svg:x="1.35cm" svg:y="0.685cm" presentation:class="title" presentation:user-transformed="true">
          <draw:text-box>
            <text:p>発表の流れ</text:p>
          </draw:text-box>
        </draw:frame>
        <draw:frame presentation:style-name="pr5" draw:layer="layout" svg:width="24.3cm" svg:height="10.439cm" svg:x="1.35cm" svg:y="4.342cm" presentation:class="outline" presentation:user-transformed="true">
          <draw:text-box>
            <text:list text:style-name="L2">
              <text:list-item>
                <text:p>動機</text:p>
              </text:list-item>
              <text:list-item>
                <text:p>試行錯誤</text:p>
              </text:list-item>
              <text:list-item>
                <text:p><text:span text:style-name="T5">デモンストレーション</text:span></text:p>
              </text:list-item>
              <text:list-item>
                <text:p><text:span text:style-name="T3">今後の課題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 xml:id="id47" draw:id="id47">
        <office:forms form:automatic-focus="false" form:apply-design-mode="false"/>
        <draw:frame presentation:style-name="pr4" draw:layer="layout" svg:width="21.696cm" svg:height="2.629cm" svg:x="1.35cm" svg:y="0.685cm" presentation:class="title">
          <draw:text-box>
            <text:p>今後の課題</text:p>
          </draw:text-box>
        </draw:frame>
        <draw:frame presentation:style-name="pr5" draw:layer="layout" svg:width="24.3cm" svg:height="10.439cm" svg:x="1.35cm" svg:y="4.342cm" presentation:class="outline">
          <draw:text-box>
            <text:list text:style-name="L2">
              <text:list-item>
                <text:p>力学を勉強しなおして<text:span text:style-name="T12">強い</text:span><text:span text:style-name="T8">物理演算を実装</text:span></text:p>
              </text:list-item>
              <text:list-item>
                <text:p><text:span text:style-name="T8">減量効果を高めるために</text:span><text:span text:style-name="T7">実物</text:span><text:span text:style-name="T8">のボールを持つ</text:span></text:p>
              </text:list-item>
              <text:list-item>
                <text:p><text:span text:style-name="T7">複数人</text:span><text:span text:style-name="T8">での競技を可能にする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7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41cm" fo:text-indent="0cm"/>
      <style:text-properties fo:font-size="24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55cm" fo:text-indent="0cm"/>
      <style:text-properties fo:font-size="20.6000003814697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7cm" fo:text-indent="0cm"/>
      <style:text-properties fo:font-size="17.1000003814697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84cm" fo:text-indent="0cm"/>
      <style:text-properties fo:font-size="17.1000003814697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84cm" fo:text-indent="0cm"/>
      <style:text-properties fo:font-size="17.1000003814697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84cm" fo:text-indent="0cm"/>
      <style:text-properties fo:font-size="17.1000003814697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84cm" fo:text-indent="0cm"/>
      <style:text-properties fo:font-size="17.1000003814697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84cm" fo:text-indent="0cm"/>
      <style:text-properties fo:font-size="17.1000003814697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Vintage" style:page-layout-name="PM1" draw:style-name="Mdp1">
      <draw:frame draw:style-name="Mgr3" draw:text-style-name="MP3" draw:layer="backgroundobjects" svg:width="26.999cm" svg:height="17.99cm" svg:x="0cm" svg:y="0cm">
        <draw:image xlink:href="Pictures/2000000100008D2E00004F60996DED4F.svg" xlink:type="simple" xlink:show="embed" xlink:actuate="onLoad">
          <text:p/>
        </draw:image>
        <draw:image xlink:href="Pictures/10000201000003AF00000212635240AA.png" xlink:type="simple" xlink:show="embed" xlink:actuate="onLoad"/>
      </draw:frame>
      <draw:frame presentation:style-name="Vintage-title" draw:layer="backgroundobjects" svg:width="21.696cm" svg:height="2.629cm" svg:x="1.35cm" svg:y="0.685cm" presentation:class="title" presentation:placeholder="true">
        <draw:text-box/>
      </draw:frame>
      <draw:frame presentation:style-name="Vintage-outline1" draw:layer="backgroundobjects" svg:width="24.3cm" svg:height="10.439cm" svg:x="1.35cm" svg:y="4.34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558cm" svg:height="1.241cm" svg:x="9.234cm" svg:y="16.39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7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9T13:29:43.702503166</meta:creation-date>
    <meta:editing-duration>PT2H16M8S</meta:editing-duration>
    <meta:editing-cycles>6</meta:editing-cycles>
    <meta:generator>LibreOffice/4.2.8.2$Linux_X86_64 LibreOffice_project/420m0$Build-2</meta:generator>
    <dc:title>Vintage</dc:title>
    <dc:date>2015-10-19T16:06:34.175540934</dc:date>
    <meta:document-statistic meta:object-count="104"/>
    <meta:template xlink:type="simple" xlink:actuate="onRequest" xlink:title="Vintage" xlink:href="../../../usr/lib/libreoffice/share/template/common/layout/Vintage.otp"/>
  </office:meta>
</office:document-meta>
</file>